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Preformatted_20_Text" style:list-style-name="L1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" style:family="paragraph" style:parent-style-name="Preformatted_20_Text" style:list-style-name="L1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" style:family="paragraph" style:parent-style-name="Preformatted_20_Text" style:list-style-name="L1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Preformatted_20_Text" style:list-style-name="L1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9" style:family="paragraph" style:parent-style-name="Preformatted_20_Text" style:list-style-name="L1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11" style:family="paragraph" style:parent-style-name="Preformatted_20_Text">
      <style:paragraph-properties fo:margin-top="0cm" fo:margin-bottom="0cm" style:contextual-spacing="false"/>
    </style:style>
    <style:style style:name="P12" style:family="paragraph" style:parent-style-name="Preformatted_20_Text" style:list-style-name="L167">
      <style:paragraph-properties fo:margin-top="0cm" fo:margin-bottom="0.499cm" style:contextual-spacing="false"/>
    </style:style>
    <style:style style:name="P13" style:family="paragraph" style:parent-style-name="Preformatted_20_Text" style:list-style-name="L168">
      <style:paragraph-properties fo:margin-top="0cm" fo:margin-bottom="0.499cm" style:contextual-spacing="false"/>
    </style:style>
    <style:style style:name="P14" style:family="paragraph" style:parent-style-name="Preformatted_20_Text" style:list-style-name="L169">
      <style:paragraph-properties fo:margin-top="0cm" fo:margin-bottom="0.499cm" style:contextual-spacing="false"/>
    </style:style>
    <style:style style:name="P15" style:family="paragraph" style:parent-style-name="Preformatted_20_Text" style:list-style-name="L170">
      <style:paragraph-properties fo:margin-top="0cm" fo:margin-bottom="0.499cm" style:contextual-spacing="false"/>
    </style:style>
    <style:style style:name="P16" style:family="paragraph" style:parent-style-name="Preformatted_20_Text" style:list-style-name="L171">
      <style:paragraph-properties fo:margin-top="0cm" fo:margin-bottom="0.499cm" style:contextual-spacing="false"/>
    </style:style>
    <style:style style:name="P17" style:family="paragraph" style:parent-style-name="Preformatted_20_Text" style:list-style-name="L173"/>
    <style:style style:name="P18" style:family="paragraph" style:parent-style-name="Preformatted_20_Text" style:list-style-name="L173">
      <style:paragraph-properties fo:margin-top="0cm" fo:margin-bottom="0.499cm" style:contextual-spacing="false"/>
    </style:style>
    <style:style style:name="P19" style:family="paragraph" style:parent-style-name="Preformatted_20_Text" style:list-style-name="L174">
      <style:paragraph-properties fo:margin-top="0cm" fo:margin-bottom="0.499cm" style:contextual-spacing="false"/>
    </style:style>
    <style:style style:name="P20" style:family="paragraph" style:parent-style-name="Preformatted_20_Text" style:list-style-name="L175"/>
    <style:style style:name="P21" style:family="paragraph" style:parent-style-name="Preformatted_20_Text" style:list-style-name="L175">
      <style:paragraph-properties fo:margin-top="0cm" fo:margin-bottom="0.499cm" style:contextual-spacing="false"/>
    </style:style>
    <style:style style:name="P22" style:family="paragraph" style:parent-style-name="Preformatted_20_Text" style:list-style-name="L176"/>
    <style:style style:name="P23" style:family="paragraph" style:parent-style-name="Preformatted_20_Text" style:list-style-name="L176">
      <style:paragraph-properties fo:margin-top="0cm" fo:margin-bottom="0.499cm" style:contextual-spacing="false"/>
    </style:style>
    <style:style style:name="P24" style:family="paragraph" style:parent-style-name="Preformatted_20_Text" style:list-style-name="L176">
      <style:text-properties officeooo:paragraph-rsid="00157efd"/>
    </style:style>
    <style:style style:name="P25" style:family="paragraph" style:parent-style-name="Preformatted_20_Text" style:list-style-name="L177"/>
    <style:style style:name="P26" style:family="paragraph" style:parent-style-name="Preformatted_20_Text" style:list-style-name="L177">
      <style:paragraph-properties fo:margin-top="0cm" fo:margin-bottom="0.499cm" style:contextual-spacing="false"/>
    </style:style>
    <style:style style:name="P27" style:family="paragraph" style:parent-style-name="Preformatted_20_Text" style:list-style-name="L178"/>
    <style:style style:name="P28" style:family="paragraph" style:parent-style-name="Preformatted_20_Text" style:list-style-name="L178">
      <style:paragraph-properties fo:margin-top="0cm" fo:margin-bottom="0.499cm" style:contextual-spacing="false"/>
    </style:style>
    <style:style style:name="P29" style:family="paragraph" style:parent-style-name="Preformatted_20_Text" style:list-style-name="L181"/>
    <style:style style:name="P30" style:family="paragraph" style:parent-style-name="Preformatted_20_Text" style:list-style-name="L181">
      <style:paragraph-properties fo:margin-top="0cm" fo:margin-bottom="0.499cm" style:contextual-spacing="false"/>
    </style:style>
    <style:style style:name="P31" style:family="paragraph" style:parent-style-name="Preformatted_20_Text" style:list-style-name="L182"/>
    <style:style style:name="P32" style:family="paragraph" style:parent-style-name="Preformatted_20_Text" style:list-style-name="L182">
      <style:paragraph-properties fo:margin-top="0cm" fo:margin-bottom="0.499cm" style:contextual-spacing="false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6" style:family="paragraph" style:parent-style-name="Text_20_body" style:list-style-name="L130">
      <style:text-properties fo:font-weight="bold"/>
    </style:style>
    <style:style style:name="P37" style:family="paragraph" style:parent-style-name="Text_20_body">
      <style:text-properties fo:font-weight="bold"/>
    </style:style>
    <style:style style:name="P38" style:family="paragraph" style:parent-style-name="Text_20_body" style:list-style-name="L178">
      <style:text-properties fo:font-weight="bold"/>
    </style:style>
    <style:style style:name="P39" style:family="paragraph" style:parent-style-name="Text_20_body" style:list-style-name="L11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0" style:family="paragraph" style:parent-style-name="Text_20_body" style:list-style-name="L11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1" style:family="paragraph" style:parent-style-name="Text_20_body" style:list-style-name="L11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2" style:family="paragraph" style:parent-style-name="Text_20_body" style:list-style-name="L12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3" style:family="paragraph" style:parent-style-name="Text_20_body" style:list-style-name="L12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4" style:family="paragraph" style:parent-style-name="Text_20_body" style:list-style-name="L12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5" style:family="paragraph" style:parent-style-name="Text_20_body" style:list-style-name="L12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6" style:family="paragraph" style:parent-style-name="Text_20_body" style:list-style-name="L12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7" style:family="paragraph" style:parent-style-name="Text_20_body" style:list-style-name="L12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8" style:family="paragraph" style:parent-style-name="Text_20_body" style:list-style-name="L12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49" style:family="paragraph" style:parent-style-name="Text_20_body" style:list-style-name="L127"/>
    <style:style style:name="P50" style:family="paragraph" style:parent-style-name="Text_20_body" style:list-style-name="L128"/>
    <style:style style:name="P51" style:family="paragraph" style:parent-style-name="Text_20_body" style:list-style-name="L129"/>
    <style:style style:name="P52" style:family="paragraph" style:parent-style-name="Text_20_body" style:list-style-name="L130"/>
    <style:style style:name="P53" style:family="paragraph" style:parent-style-name="Text_20_body" style:list-style-name="L131"/>
    <style:style style:name="P54" style:family="paragraph" style:parent-style-name="Text_20_body" style:list-style-name="L132"/>
    <style:style style:name="P55" style:family="paragraph" style:parent-style-name="Text_20_body" style:list-style-name="L133"/>
    <style:style style:name="P56" style:family="paragraph" style:parent-style-name="Text_20_body" style:list-style-name="L134"/>
    <style:style style:name="P57" style:family="paragraph" style:parent-style-name="Text_20_body" style:list-style-name="L135"/>
    <style:style style:name="P58" style:family="paragraph" style:parent-style-name="Text_20_body" style:list-style-name="L136"/>
    <style:style style:name="P59" style:family="paragraph" style:parent-style-name="Text_20_body" style:list-style-name="L157"/>
    <style:style style:name="P60" style:family="paragraph" style:parent-style-name="Text_20_body" style:list-style-name="L158"/>
    <style:style style:name="P61" style:family="paragraph" style:parent-style-name="Text_20_body" style:list-style-name="L159"/>
    <style:style style:name="P62" style:family="paragraph" style:parent-style-name="Text_20_body" style:list-style-name="L160"/>
    <style:style style:name="P63" style:family="paragraph" style:parent-style-name="Text_20_body" style:list-style-name="L161"/>
    <style:style style:name="P64" style:family="paragraph" style:parent-style-name="Text_20_body" style:list-style-name="L162"/>
    <style:style style:name="P65" style:family="paragraph" style:parent-style-name="Text_20_body" style:list-style-name="L163"/>
    <style:style style:name="P66" style:family="paragraph" style:parent-style-name="Text_20_body" style:list-style-name="L164"/>
    <style:style style:name="P67" style:family="paragraph" style:parent-style-name="Text_20_body" style:list-style-name="L165"/>
    <style:style style:name="P68" style:family="paragraph" style:parent-style-name="Text_20_body" style:list-style-name="L166"/>
    <style:style style:name="P69" style:family="paragraph" style:parent-style-name="Text_20_body" style:list-style-name="L167"/>
    <style:style style:name="P70" style:family="paragraph" style:parent-style-name="Text_20_body" style:list-style-name="L168"/>
    <style:style style:name="P71" style:family="paragraph" style:parent-style-name="Text_20_body" style:list-style-name="L169"/>
    <style:style style:name="P72" style:family="paragraph" style:parent-style-name="Text_20_body" style:list-style-name="L170"/>
    <style:style style:name="P73" style:family="paragraph" style:parent-style-name="Text_20_body" style:list-style-name="L171"/>
    <style:style style:name="P74" style:family="paragraph" style:parent-style-name="Text_20_body" style:list-style-name="L172"/>
    <style:style style:name="P75" style:family="paragraph" style:parent-style-name="Text_20_body" style:list-style-name="L173"/>
    <style:style style:name="P76" style:family="paragraph" style:parent-style-name="Text_20_body" style:list-style-name="L174"/>
    <style:style style:name="P77" style:family="paragraph" style:parent-style-name="Text_20_body" style:list-style-name="L175"/>
    <style:style style:name="P78" style:family="paragraph" style:parent-style-name="Text_20_body" style:list-style-name="L176"/>
    <style:style style:name="P79" style:family="paragraph" style:parent-style-name="Text_20_body" style:list-style-name="L177"/>
    <style:style style:name="P80" style:family="paragraph" style:parent-style-name="Text_20_body" style:list-style-name="L178"/>
    <style:style style:name="P81" style:family="paragraph" style:parent-style-name="Text_20_body" style:list-style-name="L179"/>
    <style:style style:name="P82" style:family="paragraph" style:parent-style-name="Text_20_body" style:list-style-name="L180"/>
    <style:style style:name="P83" style:family="paragraph" style:parent-style-name="Text_20_body" style:list-style-name="L181"/>
    <style:style style:name="P84" style:family="paragraph" style:parent-style-name="Text_20_body" style:list-style-name="L182"/>
    <style:style style:name="P85" style:family="paragraph" style:parent-style-name="Text_20_body" style:list-style-name="L183"/>
    <style:style style:name="P86" style:family="paragraph" style:parent-style-name="Text_20_body" style:list-style-name="L184"/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officeooo:rsid="00157efd"/>
    </style:style>
    <style:style style:name="T4" style:family="text">
      <style:text-properties officeooo:rsid="0016ee9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33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33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33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33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33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33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33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33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33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33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33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33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33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33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33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33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33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33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33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33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33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33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33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33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33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33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33"/>
        </draw:text-box>
      </draw:frame>
      <text:h text:style-name="P1" text:outline-level="2"><text:span text:style-name="Source_20_Text">🛠️ Herramienta Previa: Netcat (el "Cuchillo Suizo" de TCP/IP)</text:span></text:h>
      <text:p text:style-name="Text_20_body"><text:span text:style-name="T1">¿Qué es?</text:span> <text:span text:style-name="Source_20_Text">netcat</text:span> (comando <text:span text:style-name="Source_20_Text">nc</text:span>) es una utilidad de red que permite leer y escribir datos a través de conexiones de red usando protocolos TCP o UDP.</text:p>
      <text:p text:style-name="Text_20_body"><text:span text:style-name="T1">¿Para qué sirve?</text:span> * <text:span text:style-name="T1">Depuración:</text:span> Comprobar si un puerto está abierto.</text:p>
      <text:list text:style-name="L179">
        <text:list-item>
          <text:p text:style-name="P81"><text:span text:style-name="T1">Transferencia de archivos:</text:span> Enviar datos entre equipos.</text:p>
        </text:list-item>
        <text:list-item>
          <text:p text:style-name="P81"><text:span text:style-name="T1">Escaneo de puertos:</text:span> De forma básica.</text:p>
        </text:list-item>
        <text:list-item>
          <text:p text:style-name="P81"><text:span text:style-name="T1">Backdoors de prueba:</text:span> Ejecutar comandos remotamente (opción <text:span text:style-name="Source_20_Text">-e</text:span>).</text:p>
        </text:list-item>
      </text:list>
      <text:p text:style-name="P37">Instalación:</text:p>
      <text:list text:style-name="L180">
        <text:list-item>
          <text:p text:style-name="P82"><text:span text:style-name="T1">Ubuntu:</text:span> <text:span text:style-name="Source_20_Text">sudo apt install netcat-openbsd -y</text:span></text:p>
        </text:list-item>
        <text:list-item>
          <text:p text:style-name="P82"><text:span text:style-name="T1">Rocky Linux:</text:span> <text:span text:style-name="Source_20_Text">sudo dnf install nmap-ncat -y</text:span></text:p>
        </text:list-item>
      </text:list>
      <text:p text:style-name="Horizontal_20_Line"/>
      <text:h text:style-name="Heading_20_2" text:outline-level="2">🔥 Ejercicio <text:span text:style-name="T4">1</text:span>: UFW en Ubuntu 24.04 (Puerto 4444)</text:h>
      <text:p text:style-name="Text_20_body">🎯 <text:span text:style-name="T1">OBJETIVO:</text:span> Abrir un puerto específico para que Netcat responda con la fecha del sistema.</text:p>
      <text:p text:style-name="Text_20_body">📋 <text:span text:style-name="T1">PASO A PASO:</text:span></text:p>
      <text:list text:style-name="L181">
        <text:list-item>
          <text:p text:style-name="P83"><text:span text:style-name="T1">En Ubuntu</text:span>, lanza Netcat para que escuche en el puerto <text:span text:style-name="Source_20_Text">4444</text:span> y ejecute <text:span text:style-name="Source_20_Text">date</text:span>:</text:p>
          <text:p text:style-name="P29"><text:span text:style-name="Source_20_Text"># Nota: En algunas versiones de Ubuntu, por seguridad, -e no está disponible. </text:span></text:p>
          <text:p text:style-name="P29"><text:span text:style-name="Source_20_Text"># Usamos un "pipe" como alternativa moderna:</text:span></text:p>
          <text:p text:style-name="P30"><text:span text:style-name="Source_20_Text">mkfifo /tmp/f; nc -lk 4444 0&lt;/tmp/f | /bin/date &gt;/tmp/f</text:span></text:p>
        </text:list-item>
        <text:list-item>
          <text:p text:style-name="P83"><text:span text:style-name="T1">Desde Rocky</text:span>, intenta conectar: <text:span text:style-name="Source_20_Text">nc ubuntu-client 4444</text:span>. (Fallará porque el firewall está activo).</text:p>
        </text:list-item>
        <text:list-item>
          <text:p text:style-name="P83"><text:span text:style-name="T1">En Ubuntu</text:span>, abre el puerto:</text:p>
          <text:p text:style-name="P29"><text:span text:style-name="Source_20_Text">sudo ufw allow 4444/tcp</text:span></text:p>
          <text:p text:style-name="P30"><text:span text:style-name="Source_20_Text">sudo ufw status</text:span></text:p>
        </text:list-item>
        <text:list-item>
          <text:p text:style-name="P83"><text:span text:style-name="T1">Prueba final:</text:span> Repite la conexión desde Rocky y verás la fecha del servidor Ubuntu.</text:p>
        </text:list-item>
      </text:list>
      <text:p text:style-name="Horizontal_20_Line"/>
      <text:h text:style-name="Heading_20_2" text:outline-level="2">🛡️ Ejercicio <text:span text:style-name="T4">2</text:span>: Firewall-cmd en Rocky Linux 10 (Puerto 5555)</text:h>
      <text:p text:style-name="Text_20_body">🎯 <text:span text:style-name="T1">OBJETIVO:</text:span> Usar la sintaxis de zonas de RHEL para abrir un servicio de Netcat.</text:p>
      <text:p text:style-name="Text_20_body">📋 <text:span text:style-name="T1">PASO A PASO:</text:span></text:p>
      <text:list text:style-name="L182">
        <text:list-item>
          <text:p text:style-name="P84"><text:span text:style-name="T1">En Rocky</text:span>, crea un proceso de escucha:</text:p>
          <text:p text:style-name="P32"><text:span text:style-name="Source_20_Text">ncat -l 5555 -e /usr/bin/uname -a</text:span></text:p>
        </text:list-item>
        <text:list-item>
          <text:p text:style-name="P84"><text:soft-page-break/><text:span text:style-name="T1">En Rocky</text:span>, abre el puerto de forma permanente:</text:p>
          <text:p text:style-name="P31"><text:span text:style-name="Source_20_Text">sudo firewall-cmd --add-port=5555/tcp --permanent</text:span></text:p>
          <text:p text:style-name="P32"><text:span text:style-name="Source_20_Text">sudo firewall-cmd --reload</text:span></text:p>
        </text:list-item>
        <text:list-item>
          <text:p text:style-name="P84"><text:span text:style-name="T1">Desde Ubuntu</text:span>, conecta:</text:p>
          <text:p text:style-name="P32"><text:span text:style-name="Source_20_Text">nc rocky-server 5555</text:span></text:p>
        </text:list-item>
      </text:list>
      <text:p text:style-name="Text_20_body">💡 <text:span text:style-name="T1">EXPLICACIÓN:</text:span> <text:span text:style-name="Source_20_Text">firewall-cmd</text:span> es el cliente para <text:span text:style-name="Source_20_Text">firewalld</text:span>. La opción <text:span text:style-name="Source_20_Text">--permanent</text:span> es vital; si no la usas, la regla desaparecerá al reiniciar el servicio o el equipo.</text:p>
      <text:p text:style-name="Horizontal_20_Line"/>
      <text:h text:style-name="Heading_20_2" text:outline-level="2">🚫 Ejercicio <text:span text:style-name="T4">3</text:span>: Iptables - El dilema de ICMP (REJECT vs DROP)</text:h>
      <text:p text:style-name="Text_20_body">Aquí bajamos al nivel del núcleo para entender cómo el firewall "rechaza" o "ignora" un paquete.</text:p>
      <text:p text:style-name="Text_20_body">🎯 <text:span text:style-name="T1">OBJETIVO:</text:span> Bloquear el comando <text:span text:style-name="Source_20_Text">ping</text:span> de dos formas distintas.</text:p>
      <text:h text:style-name="Heading_20_3" text:outline-level="3">Caso A: REJECT (El "No" educado)</text:h>
      <text:p text:style-name="Text_20_body">El firewall detiene el paquete y envía un mensaje de vuelta diciendo que el puerto es inalcanzable.</text:p>
      <text:p text:style-name="P33"/>
      <text:p text:style-name="P4"><text:span text:style-name="Source_20_Text">sudo iptables -A INPUT -p icmp --icmp-type echo-request -j REJECT</text:span></text:p>
      <text:list text:style-name="L183">
        <text:list-item>
          <text:p text:style-name="P85"><text:span text:style-name="T1">Resultado al hacer ping:</text:span> Recibirás un mensaje inmediato: <text:span text:style-name="T2">"Destination Port Unreachable"</text:span>. El cliente sabe que el servidor está ahí, pero le prohíbe el paso.</text:p>
        </text:list-item>
      </text:list>
      <text:h text:style-name="Heading_20_3" text:outline-level="3">Caso B: DROP (El "Visto" o ignorar)</text:h>
      <text:p text:style-name="Text_20_body">El firewall simplemente tira el paquete a la basura. No responde nada.</text:p>
      <text:p text:style-name="P33"/>
      <text:p text:style-name="Preformatted_20_Text"><text:span text:style-name="Source_20_Text"># Limpiamos la regla anterior primero</text:span></text:p>
      <text:p text:style-name="Preformatted_20_Text"><text:span text:style-name="Source_20_Text">sudo iptables -D INPUT -p icmp --icmp-type echo-request -j REJECT</text:span></text:p>
      <text:p text:style-name="Preformatted_20_Text"/>
      <text:p text:style-name="Preformatted_20_Text"><text:span text:style-name="Source_20_Text"># Aplicamos DROP</text:span></text:p>
      <text:p text:style-name="P4"><text:span text:style-name="Source_20_Text">sudo iptables -A INPUT -p icmp --icmp-type echo-request -j DROP</text:span></text:p>
      <text:list text:style-name="L184">
        <text:list-item>
          <text:p text:style-name="P86"><text:span text:style-name="T1">Resultado al hacer ping:</text:span> El comando se quedará colgado hasta que dé un <text:span text:style-name="T2">"Time Out"</text:span>. Es más seguro para evitar que escaneen tu red, ya que parece que la IP no existe.</text:p>
        </text:list-item>
      </text:list>
      <text:p text:style-name="Text_20_body">💡 <text:span text:style-name="T1">NOTA:</text:span> En Rocky Linux, para que <text:span text:style-name="Source_20_Text">iptables</text:span> sea persistente, necesitas el paquete <text:span text:style-name="Source_20_Text">iptables-services</text:span>. En Ubuntu, <text:span text:style-name="Source_20_Text">iptables-persistent</text:span>.</text:p>
      <text:p text:style-name="P34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21:26:59.515176242</dc:date>
    <meta:editing-duration>P1DT10H51M32S</meta:editing-duration>
    <meta:editing-cycles>19</meta:editing-cycles>
    <meta:generator>LibreOffice/24.2.2.2$Linux_X86_64 LibreOffice_project/d56cc158d8a96260b836f100ef4b4ef25d6f1a01</meta:generator>
    <meta:print-date>2026-02-22T20:53:55.264541152</meta:print-date>
    <meta:printed-by>Archivos PDF</meta:printed-by>
    <meta:document-statistic meta:table-count="0" meta:image-count="0" meta:object-count="0" meta:page-count="2" meta:paragraph-count="47" meta:word-count="495" meta:character-count="2880" meta:non-whitespace-character-count="2452"/>
  </office:meta>
</office:document-meta>
</file>